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8924" officeooo:paragraph-rsid="00138924"/>
    </style:style>
    <style:style style:name="T1" style:family="text">
      <style:text-properties officeooo:rsid="00131ce8"/>
    </style:style>
    <style:style style:name="T2" style:family="text">
      <style:text-properties officeooo:rsid="0013e0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lthum, the City of Tombs</text:span></text:p>
      <text:p text:style-name="Text_20_body">Once hailed as the City of Heroes, Althum is now more commonly known by another name: the City of Tombs. It lies at the heart of a region that once thrived under the banners of honor, magic, and ancient bloodlines. But in recent years, it has weathered devastation brought by the undead legions of the Sepulchral Order. Though the necromancers have been driven back, the land remains scarred, its soil heavy with loss, and its people locked in a quiet struggle to rebuild amidst ruin.</text:p>
      <text:p text:style-name="Text_20_body">Althum stands as a sprawling metropolis, unmatched in age and size across the realm. Unlike most cities of its stature, it has no defensive walls. In ancient times it did, but those stone fortifications were long since repurposed, transformed into narrow, towering residential buildings that line old thoroughfares. These structures still form eerie, silent corridors that mark the city’s forgotten edge.</text:p>
      <text:p text:style-name="Text_20_body">The absence of walls is no oversight. Althum has long understood that the foes it must fear do not march in lines or lay siege with catapults. Spirits, curses, and undead horrors do not heed walls, and even should an army of flesh attempt to conquer the city, they would find themselves lost in the tangle of alleys, haunted ruins, and rooftop archers. Invaders here face not only man but memory.</text:p>
      <text:p text:style-name="Text_20_body">The city’s history is etched into its very foundations. Althum has grown and contracted countless times, and with each era, neighborhoods have been abandoned and others built anew. Thus, the city sprawls across hills and valleys, filled with "dead zones" of ghost-laden stonework and half-forgotten grandeur. These areas are considered cursed not just in legend, but in civic planning: many citizens avoid them entirely, and only the bold or foolish attempt to reclaim the ruins.</text:p>
      <text:p text:style-name="Text_20_body">A key architectural decision in Althum's recent history is the use of wood in all new construction. Unlike stone, wood rots. Spirits tied to a place tend to dissipate as their home loses form. Wooden homes, even if haunted, offer only brief refuge to a lingering ghost. Thus, neighborhoods of wood are embraced as a practical countermeasure to lingering hauntings. Conversely, some ancient stone buildings in the city house spirits that have endured for centuries, perhaps millennia—and not all of them idle.</text:p>
      <text:p text:style-name="Text_20_body">Despite its gloom, Althum is not without hope. After the death of the last king during a plague, the city teetered on the edge of collapse. Succession disputes among noble houses threatened civil war until an unlikely compromise was reached: a minor noblewoman with no major allegiances was named regent. She quickly proved to be an unshakable pillar in the storm. With sharp wit, unmatched rhetorical skill, and an unyielding sense of justice, she guided the court, protected the young heir, and earned the love of the people. Though her appointment was expected to be a puppet position, she wielded more influence through persuasion and principle than most rulers did through fear.</text:p>
      <text:p text:style-name="Text_20_body">Now, the young prince has ascended the throne, and the regent serves as his most trusted advisor. Recently wed to her longtime betrothed, she remains a symbol of resilience and wisdom. The city celebrated her marriage with humble festivals, offering little more than bread, butter, and ale—yet no one complained. In a land where, not long ago, moldy bread and silence were the best one could hope for, even simple joy feels like a feast.</text:p>
      <text:p text:style-name="Text_20_body"><text:soft-page-break/>Althum is a city of contrasts: decay and renewal, despair and defiance. Its streets may be filled with ghosts, but so too are they filled with stories, songs, and dreams <text:span text:style-name="T1">it’s hardy citizens</text:span>. And through the fog of memory and mourning, the people march forward, step by step, toward a future worthy of their past.</text:p>
      <text:p text:style-name="Standard"/>
      <text:p text:style-name="Standard"/>
      <text:p text:style-name="P1">AI Prompt:</text:p>
      <text:p text:style-name="P1"/>
      <text:p text:style-name="P1">This city is the one where the heroine “Celestine Nyxwell” starts off. Celestine is supposed to start in the region that is thematically "Undead", so the lore of the region is that there was a powerful group of Necromancers in the area called "Sepulchral Order", but they were fought off and the local kingdom is now recovering. The lands are still infested by the undead and there is an on-going effort to eradicate them. Life is hard in the region and it's surroundings because of this. The overall mood in the area is gloomy, but hopeful. People have started to rebuild their lives while mourning the great losses in recent past. The main city of the region is "Althum" and it is sometimes referred to as "The City of the Tombs" because it is an ancient city where many legendary heroes of old ages have been buried in mausoleums and tombs that rival those of royalty. In it's days of glory it was also known as the "The City of Heroes" because many of those very same legendary heroes were born and lived there. At the present, the city is but a shadow of what it used to be in it's glory days. </text:p>
      <text:p text:style-name="P1"/>
      <text:p text:style-name="P1">The rampage of necromancers and their undead minions took a heavy toll on the city and it came close to falling apart after their king died of a plague that ravaged the region while they were fighting the necromancers. The king had a son, but he was too young to take the throne and there was a lot of in-fighting in the court when it came to naming a regent to take over the throne. Each noble family wanted to have one of theirs to become the regent and certainly not one of their rivaling noble families. There were even a few instances of violence when some noble families clashed over the matter. The crisis of succession however finally reached an end when the threat of the undead forced them to settle and they agreed on a compromise and named the daughter of a minor noble, who had no connections to any of the major families, to become the regent and watch over the young prince until he was of age to take the throne. Her job was essentially to act as a queen and to be a surrogate mother to the prince, teaching him the ways of the nobility and how to rule. </text:p>
      <text:p text:style-name="P1"/>
      <text:p text:style-name="P1">After her first year as a regent, she turned out to be a strong-willed young woman who subverted many expectations. The major noble families who named her the regent, each expected to use her as a puppet for their own gain and they didn't expect her to be an actually good mentor for the prince, but she turned out to be just that. The major players of the court expected themselves to be the ones making decisions while she did nothing much more than act as a hand that stamped the royal seal on their decisions and that she would not have the wits to teach the young prince to be an actually strong ruler, but she subverted all of those expectations. While she never could strong arm her will and force anyone in the court to do anything, she had strong rhetorical skills backed by extensive knowledge and an impressive ability to argue her points. Even though she never could force her will, she ended up wielding much more influence in the court than anyone expected and she gained a lot of public support during her rule. She is, by all measures, an impressively good person and never allowed herself to be dragged down into the mud by the court politics, which would usually happen to most people who got involved. Cloak and dagger are every day life in politics of the court, but she was resolved to purge the undead and she set her mind on learning everything about the court to teach the prince to become the best king the kingdom has ever seen. She is a revered public figure in the city for everything she did during the worst of times and even today, when the young prince has taken the throne, ruling as a king, she remains his advisor. She got married with a young nobleman from his region to whom she was <text:soft-page-break/>betrothed years before. Their marriage was consummated by the new king just recently and despite the hard-struck city, the city is celebrating the marriage of their favorite noble with meager and modest feasts the best they can. King has a great feast for all the citizens and while they do not have resources to offer anything extravagant, citizens are happy even with nothing but bread, butter and ale. Not many years has passed since the times when butter was a luxury and bread without mold was hard to come by. </text:p>
      <text:p text:style-name="P1"/>
      <text:p text:style-name="P1">The city is very different from generic fantasy medieval cities, because it has no protective walls. It is a sprawling old metropolis with medieval-style buildings of stone and wood. No such city could have ever existed on Earth in Medieval times, but due to magic being a part of every day culture in this world and the city being ancient, there are many differences to medieval Earth. The city is very ancient and as it has grown and shrunk throughout ages, many areas of the city have been left abandoned, while new ones have been built. As a result, since the city used to be much bigger in terms of population, the city has a lot of abandoned buildings. Most of the population lives in the center of the expansive urban area and most of the surrounding areas are abandoned. There are 3 major roads that lead to the heart of the city through the "dead areas" (usually the oldest ones with buildings built of stone) and areas along those roads are also densely populated. The "dead areas" often have people living there too, but they are much more sparsely populated. The reason the dead areas are left untouched is because of the fact that curses, spirits, ghosts etc. exist and there are many problems involved with tearing down ancient buildings that are both haunted and cursed. Living in those areas usually requires a particular set of skills for one to be able to understand and be able to navigate those things, which is why most people tend to live outside of those areas that have not been properly "processed". There is always an on-going effort in the city to secure ancient areas, but since population can fall and rise relatively quickly throughout history, it always takes time to reclaim areas when the population starts rising again after a fall. The city also has a long history of rise and fall, and because of the fact, there is a lot of available real-estate around the city area that can be used as long as you clear it and surrounding area of any threats both magical and spiritual. Many people come and try their luck claiming the prime estates of the dead areas by clearing them. This ironically also leads to many of them contributing to the dangers in the area, because some people leave curses and magical traps to protect their claims but never come make the official claim for them when they have a chance or they just never do anything with their claim. Sometimes they die in the area and perhaps become yet another ghost to haunt yet another building. </text:p>
      <text:p text:style-name="P1"/>
      <text:p text:style-name="P1">Newer areas of the city are usually built using wood as a building material. They source the wood from forests near the city that are grown specifically as a building material. As a result, the city has a big forest nearby (much of which was destroyed during the "bad years" when they were fighting the necromancers. The reason why they build new buildings with wood, is because wood decays. One of the problems with ancient structures is that because of the way spirits and ghosts work, those structures last a long time and for as long as they last, they can house spirits and ghosts. Spirits and ghosts tend to "dissipate" when the house they are occupying stops resembling the house they knew. Stone houses remain unchanged for a long time, so if one is not exorcised, they can house spirits and ghosts for a very long time. Wooden houses, however, tend to decay and fall apart. Because of this, it makes more sense to build houses of wood in case they are ever abandoned. Better to have a haunted house for 80 years than for a 1000 years. The oldest areas of the city are actually so old, that some ghosts or spirits may have been there for over a thousand years. Spirits have a bad tendency to become stronger the older they are (depending on certain conditions) so there can be some very mean and powerful spirits in the oldest parts of the city. </text:p>
      <text:p text:style-name="P1"/>
      <text:p text:style-name="P1"><text:soft-page-break/>The reason the city has no walls is because they do not expect to be invaded and if they are attacked, it is not by armies that really worry about walls. If Human or otherwise "traditional" <text:span text:style-name="T2">mortal</text:span> armies attack them, they will have to worry about navigating the urban areas <text:span text:style-name="T2">in the outskirts</text:span> to attack the city and while they are there, they are not only easy pickings for archers shooting at them from rooftops, but also they have to worry about ancient ghosts, spirits and magical traps and curses and whatever might lie there, <text:span text:style-name="T2">not to mention manage logistics and siege weapons, all of which is also immensely difficult</text:span>. There are some old remains of walls that used to be there. These sections of the old walls are usually in the shape of long buildings because those old walls were converted into apartment buildings. There was a time when walls were needed, <text:span text:style-name="T2">but the city has grown much after the walls were built so their remains are very deep in the metro area. Many sections of the old walls were repurposed throughout history and used as a base for large apartment buildings and other structures. That’s why boundary of the old wall is prominently visible as large structures create a visible “ring” through the urban areas. Some sections of the old wall were also later used as aqueducts and they are still used to this day.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21:17:44.926246351</meta:creation-date>
    <dc:date>2025-07-05T14:13:30.727897374</dc:date>
    <meta:editing-duration>PT11M48S</meta:editing-duration>
    <meta:editing-cycles>3</meta:editing-cycles>
    <meta:generator>LibreOffice/25.2.4.3$Linux_X86_64 LibreOffice_project/520$Build-3</meta:generator>
    <meta:document-statistic meta:table-count="0" meta:image-count="0" meta:object-count="0" meta:page-count="4" meta:paragraph-count="16" meta:word-count="2365" meta:character-count="13317" meta:non-whitespace-character-count="10964"/>
  </office:meta>
</office:document-meta>
</file>